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none"/>
    </style:style>
    <style:style style:name="T1" style:family="text">
      <style:text-properties style:text-underline-style="none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search.worldcat.org/fr/search?q=su%3ACrusoe,%20Robinson%20(Fictitious%20character)" text:style-name="Internet_20_link" text:visited-style-name="Visited_20_Internet_20_Link">Crusoe, Robinson (Fictitious character)</text:a></text:p>
      <text:p text:style-name="Standard"><text:a xlink:type="simple" xlink:href="https://search.worldcat.org/fr/search?q=su%3ACrusoe,%20Robinson%20(Fictitious%20character)%20Juvenile%20fiction" text:style-name="Internet_20_link" text:visited-style-name="Visited_20_Internet_20_Link"><text:span text:style-name="T3">Crusoe, Robinson (Fictitious character) Juvenile fiction</text:span></text:a></text:p>
      <text:p text:style-name="Standard"><text:a xlink:type="simple" xlink:href="https://search.worldcat.org/fr/search?q=su%3AFiction" text:style-name="Internet_20_link" text:visited-style-name="Visited_20_Internet_20_Link"><text:span text:style-name="T3">Fiction</text:span></text:a></text:p>
      <text:p text:style-name="Standard"><text:a xlink:type="simple" xlink:href="https://search.worldcat.org/fr/search?q=su%3AJUVENILE%20FICTION%20/%20General" text:style-name="Internet_20_link" text:visited-style-name="Visited_20_Internet_20_Link"><text:span text:style-name="T3">JUVENILE FICTION / General</text:span></text:a></text:p>
      <text:p text:style-name="Standard"><text:a xlink:type="simple" xlink:href="https://search.worldcat.org/fr/search?q=su%3AJuvenile%20works" text:style-name="Internet_20_link" text:visited-style-name="Visited_20_Internet_20_Link"><text:span text:style-name="T3">Juvenile works</text:span></text:a></text:p>
      <text:p text:style-name="Standard"><text:a xlink:type="simple" xlink:href="https://search.worldcat.org/fr/search?q=su%3AShipwreck%20survival" text:style-name="Internet_20_link" text:visited-style-name="Visited_20_Internet_20_Link"><text:span text:style-name="T3">Shipwreck survival</text:span></text:a></text:p>
      <text:p text:style-name="Standard"><text:a xlink:type="simple" xlink:href="https://search.worldcat.org/fr/search?q=su%3AShipwreck%20survival%20Juvenile%20fiction" text:style-name="Internet_20_link" text:visited-style-name="Visited_20_Internet_20_Link"><text:span text:style-name="T3">Shipwreck survival Juvenile fiction</text:span></text:a></text:p>
      <text:p text:style-name="Standard"><text:a xlink:type="simple" xlink:href="https://search.worldcat.org/fr/search?q=su%3ASurvie%20après%20naufrages%20Romans,%20nouvelles,%20etc.%20pour%20la%20jeunesse" text:style-name="Internet_20_link" text:visited-style-name="Visited_20_Internet_20_Link"><text:span text:style-name="T3">Survie après naufrages Romans, nouvelles, etc. pour la jeunesse</text:span></text:a></text:p>
      <text:p text:style-name="P1"><text:span text:style-name="T3"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7T16:41:21.552000000</dc:date>
    <meta:editing-duration>PT47S</meta:editing-duration>
    <meta:editing-cycles>3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8" meta:word-count="32" meta:character-count="258" meta:non-whitespace-character-count="234"/>
  </office:meta>
</office:document-meta>
</file>